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238f2c" style:font-size-asian="10pt" style:font-size-complex="10pt"/>
    </style:style>
    <style:style style:name="P2" style:family="paragraph" style:parent-style-name="Standard">
      <style:text-properties fo:font-size="10pt" officeooo:rsid="0023cbc0" officeooo:paragraph-rsid="0023cbc0" style:font-size-asian="10pt" style:font-size-complex="10pt"/>
    </style:style>
    <style:style style:name="P3" style:family="paragraph" style:parent-style-name="Standard">
      <style:text-properties fo:font-size="10pt" officeooo:rsid="0028c46b" officeooo:paragraph-rsid="0028c46b" style:font-size-asian="10pt" style:font-size-complex="10pt"/>
    </style:style>
    <style:style style:name="P4" style:family="paragraph" style:parent-style-name="Standard">
      <style:text-properties fo:font-size="10pt" officeooo:rsid="002ee009" officeooo:paragraph-rsid="002ee009" style:font-size-asian="10pt" style:font-size-complex="10pt"/>
    </style:style>
    <style:style style:name="P5" style:family="paragraph" style:parent-style-name="Standard">
      <style:text-properties fo:font-size="10pt" officeooo:rsid="00305122" officeooo:paragraph-rsid="00305122" style:font-size-asian="10pt" style:font-size-complex="10pt"/>
    </style:style>
    <style:style style:name="P6" style:family="paragraph" style:parent-style-name="Standard">
      <style:text-properties fo:font-size="10pt" officeooo:rsid="00380600" officeooo:paragraph-rsid="00380600" style:font-size-asian="10pt" style:font-size-complex="10pt"/>
    </style:style>
    <style:style style:name="P7" style:family="paragraph" style:parent-style-name="Standard">
      <style:text-properties fo:font-size="10pt" officeooo:rsid="004105d8" officeooo:paragraph-rsid="004105d8" style:font-size-asian="10pt" style:font-size-complex="10pt"/>
    </style:style>
    <style:style style:name="P8" style:family="paragraph" style:parent-style-name="Standard">
      <style:text-properties fo:font-size="10pt" fo:font-weight="normal" officeooo:rsid="001bf2df" officeooo:paragraph-rsid="001bf2df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223e3f" officeooo:paragraph-rsid="00223e3f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bf2df" officeooo:paragraph-rsid="001bf2df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380600" officeooo:paragraph-rsid="00380600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bf2df" officeooo:paragraph-rsid="001bf2df" fo:background-color="#ffff00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1bf2df" officeooo:paragraph-rsid="001bf2d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d496e" officeooo:paragraph-rsid="001d496e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23e3f" officeooo:paragraph-rsid="00223e3f" style:font-size-asian="12pt" style:font-weight-asian="normal" style:font-size-complex="12pt" style:font-weight-complex="normal"/>
    </style:style>
    <style:style style:name="P17" style:family="paragraph" style:parent-style-name="Heading_20_1">
      <style:text-properties fo:font-size="12pt" fo:language="en" fo:country="US" fo:font-weight="bold" officeooo:rsid="0023cbc0" officeooo:paragraph-rsid="0023cbc0" fo:background-color="#81d41a" style:font-size-asian="12pt" style:font-weight-asian="bold" style:font-size-complex="12pt" style:font-weight-complex="bold"/>
    </style:style>
    <style:style style:name="P18" style:family="paragraph" style:parent-style-name="Heading_20_1">
      <style:text-properties fo:font-size="12pt" fo:font-weight="bold" officeooo:rsid="004105d8" officeooo:paragraph-rsid="004105d8" fo:background-color="#81d41a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text-properties fo:font-size="12pt" fo:font-weight="normal" officeooo:rsid="001a928f" officeooo:paragraph-rsid="001a928f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officeooo:rsid="001bf2df" officeooo:paragraph-rsid="001bf2df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fo:font-size="12pt" fo:font-weight="normal" officeooo:rsid="001bf2df" officeooo:paragraph-rsid="001bf2df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1d496e" officeooo:paragraph-rsid="001d496e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fo:font-weight="normal" officeooo:rsid="001e265c" officeooo:paragraph-rsid="001e265c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fo:font-weight="normal" officeooo:rsid="001fea6d" officeooo:paragraph-rsid="001fea6d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size="12pt" fo:font-weight="normal" officeooo:rsid="00223e3f" officeooo:paragraph-rsid="00223e3f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fo:font-size="12pt" fo:font-weight="normal" officeooo:rsid="00223e3f" officeooo:paragraph-rsid="00223e3f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23e3f" officeooo:paragraph-rsid="00238f2c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fo:font-weight="normal" officeooo:rsid="00238f2c" officeooo:paragraph-rsid="00238f2c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text-properties fo:font-size="12pt" fo:font-weight="normal" officeooo:rsid="00238f2c" officeooo:paragraph-rsid="00238f2c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38f2c" officeooo:paragraph-rsid="00238f2c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3cbc0" officeooo:paragraph-rsid="0023cbc0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text-properties fo:font-size="12pt" fo:font-weight="normal" officeooo:rsid="0023cbc0" officeooo:paragraph-rsid="0023cbc0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text-properties fo:font-size="12pt" fo:font-weight="normal" officeooo:rsid="0028c46b" officeooo:paragraph-rsid="0028c46b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8c46b" officeooo:paragraph-rsid="0028c46b" style:font-size-asian="12pt" style:font-weight-asian="normal" style:font-size-complex="12pt" style:font-weight-complex="normal"/>
    </style:style>
    <style:style style:name="P35" style:family="paragraph" style:parent-style-name="Standard" style:list-style-name="L12">
      <style:text-properties fo:font-size="12pt" fo:font-weight="normal" officeooo:rsid="0028c46b" officeooo:paragraph-rsid="0028c46b" style:font-size-asian="12pt" style:font-weight-asian="normal" style:font-size-complex="12pt" style:font-weight-complex="normal"/>
    </style:style>
    <style:style style:name="P36" style:family="paragraph" style:parent-style-name="Standard" style:list-style-name="L8">
      <style:text-properties fo:font-size="12pt" fo:font-weight="normal" officeooo:rsid="002a3fd6" officeooo:paragraph-rsid="002a3fd6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text-properties fo:font-size="12pt" fo:font-weight="normal" officeooo:rsid="002b8dcd" officeooo:paragraph-rsid="002b8dcd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text-properties fo:font-size="12pt" fo:font-weight="normal" officeooo:rsid="002bcefc" officeooo:paragraph-rsid="002bcefc" style:font-size-asian="12pt" style:font-weight-asian="normal" style:font-size-complex="12pt" style:font-weight-complex="normal"/>
    </style:style>
    <style:style style:name="P39" style:family="paragraph" style:parent-style-name="Standard" style:list-style-name="L10">
      <style:text-properties fo:font-size="12pt" fo:font-weight="normal" officeooo:rsid="002e676f" officeooo:paragraph-rsid="002e676f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e676f" officeooo:paragraph-rsid="002e676f" style:font-size-asian="12pt" style:font-weight-asian="normal" style:font-size-complex="12pt" style:font-weight-complex="normal"/>
    </style:style>
    <style:style style:name="P41" style:family="paragraph" style:parent-style-name="Standard" style:list-style-name="L10">
      <style:text-properties fo:font-size="12pt" fo:font-weight="normal" officeooo:rsid="002ee009" officeooo:paragraph-rsid="002ee009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ee009" officeooo:paragraph-rsid="002ee009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305122" officeooo:paragraph-rsid="00305122" style:font-size-asian="12pt" style:font-weight-asian="normal" style:font-size-complex="12pt" style:font-weight-complex="normal"/>
    </style:style>
    <style:style style:name="P44" style:family="paragraph" style:parent-style-name="Standard" style:list-style-name="L12">
      <style:text-properties fo:font-size="12pt" fo:font-weight="normal" officeooo:rsid="0035d510" officeooo:paragraph-rsid="0035d510" style:font-size-asian="12pt" style:font-weight-asian="normal" style:font-size-complex="12pt" style:font-weight-complex="normal"/>
    </style:style>
    <style:style style:name="P45" style:family="paragraph" style:parent-style-name="Standard" style:list-style-name="L13">
      <style:text-properties fo:font-size="12pt" fo:font-weight="normal" officeooo:rsid="0037a654" officeooo:paragraph-rsid="0037a654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8c46b" officeooo:paragraph-rsid="0028c46b" style:font-size-asian="10.5pt" style:font-weight-asian="normal" style:font-size-complex="12pt" style:font-weight-complex="normal"/>
    </style:style>
    <style:style style:name="P47" style:family="paragraph" style:parent-style-name="Standard" style:list-style-name="L14">
      <style:text-properties fo:font-size="12pt" fo:font-weight="normal" officeooo:rsid="003bd93f" officeooo:paragraph-rsid="003bd93f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380600" officeooo:paragraph-rsid="00380600" style:font-size-asian="10.5pt" style:font-weight-asian="normal" style:font-size-complex="12pt" style:font-weight-complex="normal"/>
    </style:style>
    <style:style style:name="P49" style:family="paragraph" style:parent-style-name="Standard" style:list-style-name="L15">
      <style:text-properties fo:font-size="12pt" fo:font-weight="normal" officeooo:rsid="00380600" officeooo:paragraph-rsid="00380600" style:font-size-asian="10.5pt" style:font-weight-asian="normal" style:font-size-complex="12pt" style:font-weight-complex="normal"/>
    </style:style>
    <style:style style:name="P50" style:family="paragraph" style:parent-style-name="Standard" style:list-style-name="L16">
      <style:text-properties fo:font-size="12pt" fo:font-weight="normal" officeooo:rsid="00380600" officeooo:paragraph-rsid="00380600" style:font-size-asian="10.5pt" style:font-weight-asian="normal" style:font-size-complex="12pt" style:font-weight-complex="normal"/>
    </style:style>
    <style:style style:name="P51" style:family="paragraph" style:parent-style-name="Standard" style:list-style-name="L17">
      <style:text-properties fo:font-size="12pt" fo:font-weight="normal" officeooo:rsid="00380600" officeooo:paragraph-rsid="00380600" style:font-size-asian="10.5pt" style:font-weight-asian="normal" style:font-size-complex="12pt" style:font-weight-complex="normal"/>
    </style:style>
    <style:style style:name="P52" style:family="paragraph" style:parent-style-name="Standard" style:list-style-name="L15">
      <style:text-properties fo:font-size="12pt" fo:font-weight="normal" officeooo:rsid="003851a2" officeooo:paragraph-rsid="003851a2" style:font-size-asian="10.5pt" style:font-weight-asian="normal" style:font-size-complex="12pt" style:font-weight-complex="normal"/>
    </style:style>
    <style:style style:name="P53" style:family="paragraph" style:parent-style-name="Standard" style:list-style-name="L15">
      <style:text-properties fo:font-size="12pt" fo:font-weight="normal" officeooo:rsid="00399961" officeooo:paragraph-rsid="00399961" style:font-size-asian="10.5pt" style:font-weight-asian="normal" style:font-size-complex="12pt" style:font-weight-complex="normal"/>
    </style:style>
    <style:style style:name="P54" style:family="paragraph" style:parent-style-name="Standard" style:list-style-name="L15">
      <style:text-properties fo:font-size="12pt" fo:font-weight="normal" officeooo:rsid="003a25ae" officeooo:paragraph-rsid="003a25ae" style:font-size-asian="10.5pt" style:font-weight-asian="normal" style:font-size-complex="12pt" style:font-weight-complex="normal"/>
    </style:style>
    <style:style style:name="P55" style:family="paragraph" style:parent-style-name="Standard" style:list-style-name="L17">
      <style:text-properties fo:font-size="12pt" fo:font-weight="normal" officeooo:rsid="00408e91" officeooo:paragraph-rsid="00408e91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4105d8" officeooo:paragraph-rsid="004105d8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1bf2df" officeooo:paragraph-rsid="001bf2df" fo:background-color="#81d41a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bold" officeooo:rsid="0028c46b" officeooo:paragraph-rsid="0028c46b" fo:background-color="#ffff00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fo:background-color="#81d41a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fo:font-weight="bold" officeooo:rsid="001bf2df" officeooo:paragraph-rsid="001bf2df" fo:background-color="#81d41a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223e3f" officeooo:paragraph-rsid="00238f2c" fo:background-color="#81d41a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bold" officeooo:rsid="00238f2c" officeooo:paragraph-rsid="00238f2c" fo:background-color="#81d41a" style:font-size-asian="12pt" style:font-weight-asian="bold" style:font-size-complex="12pt" style:font-weight-complex="bold"/>
    </style:style>
    <style:style style:name="P63" style:family="paragraph" style:parent-style-name="Standard">
      <style:text-properties fo:font-size="12pt" fo:font-weight="bold" officeooo:rsid="0023cbc0" officeooo:paragraph-rsid="0023cbc0" fo:background-color="#81d41a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28c46b" officeooo:paragraph-rsid="0028c46b" fo:background-color="#81d41a" style:font-size-asian="12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2e676f" officeooo:paragraph-rsid="002e676f" fo:background-color="#81d41a" style:font-size-asian="12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28c46b" officeooo:paragraph-rsid="0028c46b" fo:background-color="#81d41a" style:font-size-asian="10.5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officeooo:rsid="00380600" officeooo:paragraph-rsid="00380600" fo:background-color="#81d41a" style:font-size-asian="10.5pt" style:font-weight-asian="bold" style:font-size-complex="12pt" style:font-weight-complex="bold"/>
    </style:style>
    <style:style style:name="P68" style:family="paragraph" style:parent-style-name="Standard" style:list-style-name="L5">
      <style:text-properties officeooo:rsid="0026c200" officeooo:paragraph-rsid="0026c200"/>
    </style:style>
    <style:style style:name="P69" style:family="paragraph" style:parent-style-name="Standard" style:list-style-name="L7">
      <style:text-properties officeooo:rsid="0027d6f6" officeooo:paragraph-rsid="0027d6f6"/>
    </style:style>
    <style:style style:name="P70" style:family="paragraph" style:parent-style-name="Standard" style:list-style-name="L8">
      <style:text-properties fo:font-size="10pt" officeooo:rsid="002b8663" officeooo:paragraph-rsid="002b8663" style:font-size-asian="10pt" style:font-size-complex="10pt"/>
    </style:style>
    <style:style style:name="P71" style:family="paragraph" style:parent-style-name="Standard" style:list-style-name="L9">
      <style:text-properties fo:font-size="10pt" officeooo:rsid="002d8aa1" officeooo:paragraph-rsid="002d8aa1" style:font-size-asian="10pt" style:font-size-complex="10pt"/>
    </style:style>
    <style:style style:name="P72" style:family="paragraph" style:parent-style-name="Standard" style:list-style-name="L11">
      <style:text-properties fo:font-size="10pt" officeooo:rsid="00305122" officeooo:paragraph-rsid="00305122" style:font-size-asian="10pt" style:font-size-complex="10pt"/>
    </style:style>
    <style:style style:name="P73" style:family="paragraph" style:parent-style-name="Standard">
      <style:text-properties fo:font-size="10pt" officeooo:paragraph-rsid="0023cbc0" style:font-size-asian="10pt" style:font-size-complex="10pt"/>
    </style:style>
    <style:style style:name="P74" style:family="paragraph" style:parent-style-name="Standard">
      <style:text-properties fo:font-size="10pt" fo:font-weight="normal" officeooo:rsid="0028c46b" officeooo:paragraph-rsid="0028c46b" style:font-size-asian="10pt" style:font-weight-asian="normal" style:font-size-complex="10pt" style:font-weight-complex="normal"/>
    </style:style>
    <style:style style:name="P75" style:family="paragraph" style:parent-style-name="Standard">
      <style:text-properties fo:font-size="10pt" fo:font-weight="normal" officeooo:rsid="00380600" officeooo:paragraph-rsid="00380600" style:font-size-asian="10pt" style:font-weight-asian="normal" style:font-size-complex="10pt" style:font-weight-complex="normal"/>
    </style:style>
    <style:style style:name="P76" style:family="paragraph" style:parent-style-name="Standard" style:list-style-name="L10">
      <style:text-properties officeooo:rsid="002e676f" officeooo:paragraph-rsid="002e676f"/>
    </style:style>
    <style:style style:name="P77" style:family="paragraph" style:parent-style-name="Text_20_body">
      <style:text-properties fo:font-size="12pt" fo:font-weight="normal" officeooo:rsid="004105d8" officeooo:paragraph-rsid="004105d8" style:font-size-asian="10.5pt" style:font-weight-asian="normal" style:font-size-complex="12pt" style:font-weight-complex="normal"/>
    </style:style>
    <style:style style:name="P78" style:family="paragraph" style:parent-style-name="Text_20_body">
      <style:text-properties fo:font-size="12pt" fo:font-style="italic" fo:font-weight="normal" officeooo:rsid="004105d8" officeooo:paragraph-rsid="00427773" style:font-size-asian="10.5pt" style:font-weight-asian="normal" style:font-size-complex="12pt" style:font-weight-complex="normal"/>
    </style:style>
    <style:style style:name="P79" style:family="paragraph" style:parent-style-name="Text_20_body" style:list-style-name="L18">
      <style:paragraph-properties fo:margin-top="0cm" fo:margin-bottom="0.046cm" style:contextual-spacing="false"/>
      <style:text-properties officeooo:paragraph-rsid="00427773"/>
    </style:style>
    <style:style style:name="P80" style:family="paragraph" style:parent-style-name="Text_20_body" style:list-style-name="L18">
      <style:paragraph-properties fo:margin-top="0cm" fo:margin-bottom="0.046cm" style:contextual-spacing="false"/>
      <style:text-properties fo:font-size="12pt" fo:font-style="italic" fo:font-weight="normal" officeooo:rsid="004105d8" officeooo:paragraph-rsid="00427773" style:font-size-asian="10.5pt" style:font-weight-asian="normal" style:font-size-complex="12pt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style:font-weight-asian="normal" style:font-weight-complex="normal"/>
    </style:style>
    <style:style style:name="T3" style:family="text">
      <style:text-properties fo:font-style="italic" fo:font-weight="normal" officeooo:rsid="00238f2c" style:font-weight-asian="normal" style:font-weight-complex="normal"/>
    </style:style>
    <style:style style:name="T4" style:family="text">
      <style:text-properties fo:font-style="italic" fo:font-weight="normal" officeooo:rsid="0023cbc0" style:font-weight-asian="normal" style:font-weight-complex="normal"/>
    </style:style>
    <style:style style:name="T5" style:family="text">
      <style:text-properties officeooo:rsid="001bf2df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38f2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3cbc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7174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b8dcd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e676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0ee56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4105d8" style:font-size-asian="10.5pt" style:font-weight-asian="normal" style:font-size-complex="12pt" style:font-weight-complex="normal"/>
    </style:style>
    <style:style style:name="T14" style:family="text">
      <style:text-properties fo:font-size="12pt" fo:font-style="italic" fo:font-weight="normal" officeooo:rsid="004105d8" style:font-size-asian="10.5pt" style:font-weight-asian="normal" style:font-size-complex="12pt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sub 58%" fo:font-weight="bold" style:font-weight-asian="bold" style:font-weight-complex="bold"/>
    </style:style>
    <style:style style:name="T18" style:family="text">
      <style:text-properties officeooo:rsid="00217b1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38f2c" style:font-weight-asian="normal" style:font-weight-complex="normal"/>
    </style:style>
    <style:style style:name="T21" style:family="text">
      <style:text-properties fo:font-weight="normal" officeooo:rsid="0023cbc0" style:font-weight-asian="normal" style:font-weight-complex="normal"/>
    </style:style>
    <style:style style:name="T22" style:family="text">
      <style:text-properties officeooo:rsid="003bc937"/>
    </style:style>
    <style:style style:name="T23" style:family="text">
      <style:text-properties officeooo:rsid="003e6a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A swarm optimization algorithm inspired in the behaviour of the social-spider</text:p>
      <text:p text:style-name="P10"/>
      <text:list xml:id="list3098596254" text:style-name="L1">
        <text:list-item>
          <text:p text:style-name="P19">swarm intelligence is a research field that models the collective behaviour in swarms of insects and animals</text:p>
        </text:list-item>
        <text:list-item>
          <text:p text:style-name="P19">This has led to the development of algorithms from the models to tackle a range of optimisation problems</text:p>
        </text:list-item>
        <text:list-item>
          <text:p text:style-name="P19">This one is the social spider optimisation problem, inspired by a simulation of the cooperative behaviour of social spiders</text:p>
        </text:list-item>
        <text:list-item>
          <text:p text:style-name="P19">2 different search agents – male and female – which both have different evolutionary operators which mimic different cooperative behaviours</text:p>
        </text:list-item>
        <text:list-item>
          <text:p text:style-name="P19">Swarm intelligence is scalable, fault tolerant, adaptable, fast, modular and parallel</text:p>
        </text:list-item>
        <text:list-item>
          <text:p text:style-name="P19">Insect colonies are rich in algorithmic metaphors due to their complex systems managed by simplistic individuals <text:span text:style-name="T5">with only local information</text:span></text:p>
        </text:list-item>
        <text:list-item>
          <text:p text:style-name="P19">Adding sex allows for the differentiation of task responsibility and hence the improvement of algorithmic search capabilities</text:p>
        </text:list-item>
        <text:list-item>
          <text:p text:style-name="P20">PSO and ABC are the most popular SI algs. But tend to prematurely converge</text:p>
        </text:list-item>
        <text:list-item>
          <text:p text:style-name="P22">Search space is an n-dimensional communal web</text:p>
        </text:list-item>
        <text:list-item>
          <text:p text:style-name="P22">Each solution is represented by a spider, 65-90% are female</text:p>
        </text:list-item>
        <text:list-item>
          <text:p text:style-name="P22">The spider’s size (weight) is equivalent to its solutions fitness</text:p>
        </text:list-item>
        <text:list-item>
          <text:p text:style-name="P22">Insert equation here!!!??!!</text:p>
        </text:list-item>
        <text:list-item>
          <text:p text:style-name="P22">vibrations emit from spiders across the web, with the received strength dependant on the size of the spider and the distance to the receiving spider</text:p>
        </text:list-item>
        <text:list-item>
          <text:p text:style-name="P23">Iterative process like Gas</text:p>
        </text:list-item>
        <text:list-item>
          <text:p text:style-name="P23">Female spiders don’t care about spider gender, are only attracted/repulseed to others according to vibrational strength and their internal state, influenced by factors such as reproduction cycle, curiosity etc.</text:p>
        </text:list-item>
        <text:list-item>
          <text:p text:style-name="P23">Final movement decision is stochastic, preventing early convergence</text:p>
        </text:list-item>
        <text:list-item>
          <text:p text:style-name="P23">Male spiders are dominant (weight above the median) or non-dominant depending on their size – by ranking the males in descending size order</text:p>
        </text:list-item>
        <text:list-item>
          <text:p text:style-name="P23">Dominant spiders will head towards the nearest female, while non-dominant spiders will head to the centre of the male population to take resources not utilised by them male spider</text:p>
        </text:list-item>
        <text:list-item>
          <text:p text:style-name="P23">When a dominant male enters the <text:span text:style-name="T16">mating range</text:span> of a set of female, it creates a new brood</text:p>
        </text:list-item>
        <text:list-item>
          <text:p text:style-name="P23">The weight if each involved spider during mating defines the probability of influence in the new brood</text:p>
        </text:list-item>
        <text:list-item>
          <text:p text:style-name="P24">New spiders are compared to the worst spider, and replaces it if it’s better – assuming its sex</text:p>
        </text:list-item>
        <text:list-item>
          <text:p text:style-name="P24">the steps are…</text:p>
          <text:list>
            <text:list-item>
              <text:p text:style-name="P24">Considering <text:span text:style-name="T16">N</text:span> as the total number of <text:span text:style-name="T16">n</text:span>-dimensional colony members, <text:span text:style-name="T18">define</text:span> the number of male N<text:span text:style-name="T17">m</text:span> and females N<text:span text:style-name="T17">f</text:span> spiders in the entire population <text:span text:style-name="T16">S</text:span>:</text:p>
            </text:list-item>
            <text:list-item>
              <text:p text:style-name="P24">Initialize randomly the female and male members and calculate the radius of mating</text:p>
            </text:list-item>
            <text:list-item>
              <text:p text:style-name="P24">Calculate the weight of every spider of <text:span text:style-name="T16">S</text:span></text:p>
            </text:list-item>
            <text:list-item>
              <text:p text:style-name="P24">Move female spiders according to the female cooperative operator</text:p>
            </text:list-item>
            <text:list-item>
              <text:p text:style-name="P24">Move the male spiders according to the male cooperative operator</text:p>
            </text:list-item>
            <text:list-item>
              <text:p text:style-name="P24">Perform the mating operation</text:p>
            </text:list-item>
            <text:list-item>
              <text:p text:style-name="P24">If the stop criteria is met, the process is finished; otherwise, go back to Step 3</text:p>
            </text:list-item>
          </text:list>
        </text:list-item>
        <text:list-item>
          <text:p text:style-name="P25">DIVIDING TH EPOPULATION INTO 2 DIFFERENT SEARCH AGENT CATERGORIES, improves the balance between <text:span text:style-name="T16">exploitation and exploration</text:span> while preserving the same population</text:p>
        </text:list-item>
      </text:list>
      <text:p text:style-name="P15"/>
      <text:p text:style-name="P8">Cuevas, E., Cienfuegos, M., Zaldívar, D. and Pérez-Cisneros, M., 2013. A swarm optimization algorithm inspired in the behavior of the social-spider. Expert Systems with Applications, 40(16), pp.6374-6384.</text:p>
      <text:p text:style-name="P8"/>
      <text:p text:style-name="P13">Self-adaptive learning based particle swarm optimization</text:p>
      <text:p text:style-name="P11"/>
      <text:list xml:id="list3169851115" text:style-name="L2">
        <text:list-item>
          <text:p text:style-name="P21"><text:soft-page-break/>PSO converges prematurely</text:p>
        </text:list-item>
      </text:list>
      <text:p text:style-name="P14"/>
      <text:p text:style-name="P8">Wang, Y., Li, B., Weise, T., Wang, J., Yuan, B. and Tian, Q., 2011. Self-adaptive learning based particle swarm optimization. <text:span text:style-name="T1">Information Sciences</text:span>, <text:span text:style-name="T1">181</text:span>(20), pp.4515-4538.</text:p>
      <text:p text:style-name="P14"/>
      <text:p text:style-name="P60">Exploration and Exploitation in Evolutionary Algorithms: A Survey</text:p>
      <text:p text:style-name="P57"/>
      <text:list xml:id="list1702005155" text:style-name="L3">
        <text:list-item>
          <text:p text:style-name="P26">“Every search algorithm needs to address the exploration and exploitation of a search</text:p>
          <text:p text:style-name="P26">space.”</text:p>
        </text:list-item>
        <text:list-item>
          <text:p text:style-name="P28">Exploration is visiting new regions to find novel solutions while exploitation is visiting nearby solutions in order to converge on the best performance</text:p>
        </text:list-item>
        <text:list-item>
          <text:p text:style-name="P28">Search algorithms must find the correct balance to get good performance</text:p>
        </text:list-item>
      </text:list>
      <text:p text:style-name="P16"/>
      <text:p text:style-name="P9">Črepinšek, M., Liu, S.H. and Mernik, M., 2013. Exploration and exploitation in evolutionary algorithms: A survey. <text:span text:style-name="T1">ACM computing surveys (CSUR)</text:span>, <text:span text:style-name="T1">45</text:span>(3), pp.1-33.</text:p>
      <text:p text:style-name="P9"/>
      <text:p text:style-name="P61">Genetic Algorithms + Data Structures = Evolution Programs</text:p>
      <text:p text:style-name="P27"/>
      <text:list xml:id="list3729807234" text:style-name="L4">
        <text:list-item>
          <text:p text:style-name="P29">“Genetic Algorithms are a class of general purpose (domain independent) search methods which strike a remarkable balance between exploration and exploitation of the search space.”</text:p>
        </text:list-item>
      </text:list>
      <text:p text:style-name="P30"/>
      <text:p text:style-name="P1"><text:span text:style-name="T20">Michalewicz, Z. and Michalewicz, Z., 1996. </text:span><text:span text:style-name="T3">Genetic algorithms+ data structures= evolution programs</text:span><text:span text:style-name="T20">. Springer Science &amp; Business Media.</text:span></text:p>
      <text:p text:style-name="P30"/>
      <text:p text:style-name="P62">A new algorithm inspired in the behaviour of the social-spider for constrained optimization</text:p>
      <text:p text:style-name="P30"><text:s/></text:p>
      <text:list xml:id="list2359096192" text:style-name="L5">
        <text:list-item>
          <text:p text:style-name="P68"><text:span text:style-name="T7">S</text:span><text:span text:style-name="T6">ome modifications include a penalty function to introduce a tenancy term into the objective function <text:s/>to penalise constraint violations</text:span></text:p>
        </text:list-item>
        <text:list-item>
          <text:p text:style-name="P68"><text:span text:style-name="T6">feasibility criterion to bias the generations of new individuals toward feasible regions </text:span><text:span text:style-name="T9">9increasing the likelihood of higher fitness solutions)</text:span></text:p>
        </text:list-item>
      </text:list>
      <text:p text:style-name="P31"/>
      <text:p text:style-name="P2"><text:span text:style-name="T19">Cuevas, E. and Cienfuegos, M., 2014. A new algorithm inspired in the behavior of the social-spider for constrained optimization. </text:span><text:span text:style-name="T2">Expert Systems with Applications</text:span><text:span text:style-name="T19">, </text:span><text:span text:style-name="T2">41</text:span><text:span text:style-name="T19">(2), pp.412-425.</text:span></text:p>
      <text:p text:style-name="P31"/>
      <text:h text:style-name="P17" text:outline-level="1">Nature-Inspired Optimization Algorithms</text:h>
      <text:p text:style-name="P31"/>
      <text:list xml:id="list1538444574" text:style-name="L6">
        <text:list-item>
          <text:p text:style-name="P32">“Many optimization algorithms have been developed by drawing inspiration from swarm intelligence (SI). These SI-based algorithms can have some advantages over traditional algorithms.”</text:p>
        </text:list-item>
      </text:list>
      <text:p text:style-name="P31"/>
      <text:p text:style-name="P73"><text:span text:style-name="T21">Yang, X.S., 2020. </text:span><text:span text:style-name="T4">Nature-inspired optimization algorithms</text:span><text:span text:style-name="T21">. Academic Press. Chapter 2 - Analysis of Algorithms, Pages 23-44</text:span></text:p>
      <text:p text:style-name="P31"/>
      <text:p text:style-name="P63">Differential evolution based global best algorithm: an efficient optimizer for solving constrained and unconstrained optimization problems</text:p>
      <text:p text:style-name="P31"/>
      <text:list xml:id="list2713127298" text:style-name="L7">
        <text:list-item>
          <text:p text:style-name="P69"><text:span text:style-name="T8">M</text:span><text:span text:style-name="T6">etaheuristic algorithms are divided into two groups, single solution (e.g. random hill climber) and population based algorithms</text:span></text:p>
        </text:list-item>
        <text:list-item>
          <text:p text:style-name="P33">Population have the advantage of being able to avoid local optima through communication and interaction between solutions</text:p>
        </text:list-item>
        <text:list-item>
          <text:p text:style-name="P33">Gives them a higher exploration rate while keeping the exploitation and hence rate of solution production high in comparison to single solutions</text:p>
        </text:list-item>
      </text:list>
      <text:p text:style-name="P3"><text:soft-page-break/><text:span text:style-name="T19">Turgut, M.S. and Turgut, O.E., 2020. Differential evolution based global best algorithm: an efficient optimizer for solving constrained and unconstrained optimization problems. </text:span><text:span text:style-name="T2">SN Applied Sciences</text:span><text:span text:style-name="T19">, </text:span><text:span text:style-name="T2">2</text:span><text:span text:style-name="T19">(4), pp.1-18.</text:span></text:p>
      <text:p text:style-name="P34"/>
      <text:p text:style-name="P64">Improved social spider algorithm for large scale optimization</text:p>
      <text:p text:style-name="P34"/>
      <text:list xml:id="list2433246362" text:style-name="L8">
        <text:list-item>
          <text:p text:style-name="P36">Original algorithm is for low scale optimisation problems</text:p>
        </text:list-item>
        <text:list-item>
          <text:p text:style-name="P36">By adding new techniques, performance has been improved for large scale problems and hence is labled as ISSA</text:p>
        </text:list-item>
        <text:list-item>
          <text:p text:style-name="P70"><text:span text:style-name="T6">large scale problems &gt; continuous problems with </text:span><text:span text:style-name="T15">more than 10 dimensions</text:span></text:p>
        </text:list-item>
        <text:list-item>
          <text:p text:style-name="P70"><text:span text:style-name="T10">2</text:span><text:span text:style-name="T6"> </text:span><text:span text:style-name="T10">new techniques</text:span></text:p>
          <text:list>
            <text:list-item>
              <text:p text:style-name="P37">Spider blasting</text:p>
              <text:list>
                <text:list-item>
                  <text:p text:style-name="P37">worst spider explodes, creating a new spider to discover new points in the search space</text:p>
                </text:list-item>
              </text:list>
            </text:list-item>
            <text:list-item>
              <text:p text:style-name="P37">Explorer spider memory</text:p>
              <text:list>
                <text:list-item>
                  <text:p text:style-name="P37">Improves local search by remembering the best spiders</text:p>
                </text:list-item>
              </text:list>
            </text:list-item>
          </text:list>
        </text:list-item>
      </text:list>
      <text:p text:style-name="P34"/>
      <text:p text:style-name="P3"><text:span text:style-name="T19">Baş, E. and Ülker, E., 2020. Improved social spider algorithm for large scale optimization. </text:span><text:span text:style-name="T2">Artificial Intelligence Review</text:span><text:span text:style-name="T19">, pp.1-36.</text:span></text:p>
      <text:p text:style-name="P34"/>
      <text:p text:style-name="P64">A Social Spider Algorithm for Global Optimization</text:p>
      <text:p text:style-name="P34"/>
      <text:list xml:id="list3862138319" text:style-name="L9">
        <text:list-item>
          <text:p text:style-name="P38">Genetic algorithms are particularly effective on non-convex optimisation problems, such as the data mining example</text:p>
        </text:list-item>
        <text:list-item>
          <text:p text:style-name="P71"><text:span text:style-name="T6">Swarm intelligence </text:span><text:span text:style-name="T11">such as particle swarm optimisatiomn</text:span><text:span text:style-name="T6"> has been devised from natural phenomenon in order to tackle very hard optimisation problems</text:span></text:p>
        </text:list-item>
      </text:list>
      <text:p text:style-name="P34"/>
      <text:p text:style-name="P3"><text:span text:style-name="T19">James, J.Q. and Li, V.O., 2015. A social spider algorithm for global optimization. </text:span><text:span text:style-name="T2">Applied soft computing</text:span><text:span text:style-name="T19">, </text:span><text:span text:style-name="T2">30</text:span><text:span text:style-name="T19">, pp.614-627.</text:span></text:p>
      <text:p text:style-name="P34"/>
      <text:p text:style-name="P64">Multi-population techniques in nature inspired optimization algorithms: A comprehensive survey</text:p>
      <text:p text:style-name="P34"/>
      <text:list xml:id="list4085904148" text:style-name="L10">
        <text:list-item>
          <text:p text:style-name="P76"><text:span text:style-name="T11">K</text:span><text:span text:style-name="T6">ey issues in multi-population models</text:span></text:p>
          <text:list>
            <text:list-item>
              <text:p text:style-name="P39">correct Population diversity is a big influence on convergence and optimisation</text:p>
              <text:list>
                <text:list-item>
                  <text:p text:style-name="P39">too high inefficient, too low and solutions may not be found</text:p>
                </text:list-item>
                <text:list-item>
                  <text:p text:style-name="P39">variable population numbers is an approach to this</text:p>
                </text:list-item>
              </text:list>
            </text:list-item>
            <text:list-item>
              <text:p text:style-name="P39">Communication between subpopulations</text:p>
              <text:list>
                <text:list-item>
                  <text:p text:style-name="P39">Exchanges information</text:p>
                </text:list-item>
                <text:list-item>
                  <text:p text:style-name="P39">Spiders move around, GA undergoes reproduction via crossover</text:p>
                </text:list-item>
                <text:list-item>
                  <text:p text:style-name="P39">Spiders is more informed, GA is more randomly</text:p>
                </text:list-item>
                <text:list-item>
                  <text:p text:style-name="P39">May mean spiders is more efficient, but more likely to get stuck in local optima (citation needed)</text:p>
                </text:list-item>
              </text:list>
            </text:list-item>
            <text:list-item>
              <text:p text:style-name="P41">Search area &amp; strategy</text:p>
              <text:list>
                <text:list-item>
                  <text:p text:style-name="P41">GA uses mutation, spiders move stochastically in relation to the other individuals</text:p>
                </text:list-item>
              </text:list>
            </text:list-item>
          </text:list>
        </text:list-item>
      </text:list>
      <text:p text:style-name="P42"/>
      <text:p text:style-name="P4">Ma, H., Shen, S., Yu, M., Yang, Z., Fei, M. and Zhou, H., 2019. Multi-population techniques in nature inspired optimization algorithms: A comprehensive survey. Swarm and evolutionary computation, 44, pp.365-387.</text:p>
      <text:p text:style-name="P40"/>
      <text:p text:style-name="P65">Social Spider Optimization Algorithm: Modifications, Applications, and Perspectives</text:p>
      <text:p text:style-name="P34"/>
      <text:list xml:id="list2187629279" text:style-name="L11">
        <text:list-item>
          <text:p text:style-name="P72"><text:span text:style-name="T6">“individual categorization allows reducing critical flaws present in several SI approaches such as incorrect exploration-exploitation balance and premature convergence” </text:span><text:span text:style-name="T12">aka male and female destinction</text:span></text:p>
        </text:list-item>
      </text:list>
      <text:p text:style-name="P5"><text:soft-page-break/><text:span text:style-name="T19">Luque-Chang, A., Cuevas, E., Fausto, F., Zaldívar, D. and Pérez, M., 2018. Social spider optimization algorithm: modifications, applications, and perspectives. </text:span><text:span text:style-name="T2">Mathematical Problems in Engineering</text:span><text:span text:style-name="T19">, </text:span><text:span text:style-name="T2">2018</text:span><text:span text:style-name="T19">.</text:span></text:p>
      <text:p text:style-name="P43"/>
      <text:p text:style-name="P64">A Comparative Study of Common Nature-Inspired Algorithms for Continuous Function Optimization</text:p>
      <text:p text:style-name="P34"/>
      <text:list xml:id="list1479677258" text:style-name="L12">
        <text:list-item>
          <text:p text:style-name="P35">“Nature-inspired optimization algorithms (NIOAs), defined as a group of algorithms that are inspired by natural phenomena, including swarm intelligence, biological systems, physical and chemical systems”</text:p>
        </text:list-item>
        <text:list-item>
          <text:p text:style-name="P44">Important to analyse NIOAs because</text:p>
          <text:list>
            <text:list-item>
              <text:p text:style-name="P44">Find hotspots (popular areas) in NIOA research</text:p>
            </text:list-item>
            <text:list-item>
              <text:p text:style-name="P44">Find the best NIOAs for each problem and applications</text:p>
            </text:list-item>
            <text:list-item>
              <text:p text:style-name="P44">Learn more about the doamin to improve hybridisation efforts and hence construct better algorithms</text:p>
            </text:list-item>
            <text:list-item>
              <text:p text:style-name="P44">Summarisation is important to devise the direction of the field</text:p>
            </text:list-item>
          </text:list>
        </text:list-item>
      </text:list>
      <text:p text:style-name="P34"/>
      <text:p text:style-name="P3"><text:span text:style-name="T19">Wang, Z., Qin, C., Wan, B. and Song, W.W., 2021. A Comparative Study of Common Nature-Inspired Algorithms for Continuous Function Optimization. </text:span><text:span text:style-name="T2">Entropy</text:span><text:span text:style-name="T19">, </text:span><text:span text:style-name="T2">23</text:span><text:span text:style-name="T19">(7), p.874.</text:span></text:p>
      <text:p text:style-name="P34"/>
      <text:p text:style-name="P58">Sentiment Analysis in Social Networks Using Social Spider Optimization Algorithm</text:p>
      <text:p text:style-name="P34"/>
      <text:list xml:id="list2496916068" text:style-name="L13">
        <text:list-item>
          <text:p text:style-name="P45">SSAs used in sentiment analysis of data obtained from Twitter</text:p>
        </text:list-item>
      </text:list>
      <text:p text:style-name="P34"/>
      <text:p text:style-name="P74">Baydogan, C., 2021. Sentiment Analysis in Social Networks Using Social Spider Optimization Algorithm. Tehnički vjesnik, 28(6), pp.1943-1951.</text:p>
      <text:p text:style-name="P74"/>
      <text:p text:style-name="P66">An <text:span text:style-name="T22">efficient</text:span> binary social spider algorithm for feature selection problem</text:p>
      <text:p text:style-name="P46"/>
      <text:list xml:id="list3992635133" text:style-name="L14">
        <text:list-item>
          <text:p text:style-name="P47">Uses SSA for feature extraction (data mining) in a binary search space</text:p>
        </text:list-item>
        <text:list-item>
          <text:p text:style-name="P47">More efficient than an exhaustive search</text:p>
        </text:list-item>
        <text:list-item>
          <text:p text:style-name="P47">SSO uses male and female spiders, whereas SSA uses just 1 type</text:p>
        </text:list-item>
        <text:list-item>
          <text:p text:style-name="P47">SSA, spiders walk to each other via vibrations</text:p>
        </text:list-item>
      </text:list>
      <text:p text:style-name="P46"/>
      <text:p text:style-name="P74">Emine, B.A.Ş. and Ülker, E., 2020. An efficient binary social spider algorithm for feature selection problem. Expert Systems with Applications, 146, p.113185.</text:p>
      <text:p text:style-name="P46"/>
      <text:p text:style-name="P74"/>
      <text:p text:style-name="P67">Nature-Inspired Optimization Algorithms: Challenges and Open Problems</text:p>
      <text:p text:style-name="P48"><text:s/></text:p>
      <text:list xml:id="list3869857179" text:style-name="L15">
        <text:list-item>
          <text:p text:style-name="P49">many problems in science and engineering can be modelled as optimisation problems with complex, nonlinear constraints</text:p>
        </text:list-item>
        <text:list-item>
          <text:p text:style-name="P52">Brute fore approaches aren’t always practical, hence efficient heuristics should be used</text:p>
        </text:list-item>
        <text:list-item>
          <text:p text:style-name="P53">Most algorithms are gradient based and local search algorithms, making the results dependant on the initial values</text:p>
        </text:list-item>
        <text:list-item>
          <text:p text:style-name="P53">Global optimisers</text:p>
        </text:list-item>
        <text:list-item>
          <text:p text:style-name="P54">GA is a procedure based algorithm</text:p>
          <text:list>
            <text:list-item>
              <text:p text:style-name="P54">Solution representation</text:p>
            </text:list-item>
            <text:list-item>
              <text:p text:style-name="P54">Solution modification</text:p>
            </text:list-item>
            <text:list-item>
              <text:p text:style-name="P54">Solution selection</text:p>
            </text:list-item>
          </text:list>
        </text:list-item>
        <text:list-item>
          <text:p text:style-name="P54">SSA is an equation-based algorithms, storing solutions as vectors – like PSO</text:p>
        </text:list-item>
        <text:list-item>
          <text:p text:style-name="P54">Ultimately, all nature-inspired algorithms require tuning parameters, this can be analysed with parameter sweeps (citation needed)</text:p>
        </text:list-item>
      </text:list>
      <text:p text:style-name="P48"/>
      <text:p text:style-name="P6"><text:soft-page-break/><text:span text:style-name="T19">Yang, X.S., 2020. Nature-inspired optimization algorithms: Challenges and open problems. </text:span><text:span text:style-name="T2">Journal of Computational Science</text:span><text:span text:style-name="T19">, </text:span><text:span text:style-name="T2">46</text:span><text:span text:style-name="T19">, p.101104.</text:span></text:p>
      <text:p text:style-name="P12"/>
      <text:p text:style-name="P48"/>
      <text:p text:style-name="P67">An improvement crossover operation method in genetic algorithm and spatial optimization of heliostat <text:span text:style-name="T23">field</text:span></text:p>
      <text:p text:style-name="P48"/>
      <text:list xml:id="list3476189374" text:style-name="L16">
        <text:list-item>
          <text:p text:style-name="P50">“The genetic algorithm (GA) is a stochastic global search method that mimics the metaphor of natural biological evolution.”</text:p>
        </text:list-item>
        <text:list-item>
          <text:p text:style-name="P50">“At each generation, the beneﬁcial features are saved, while the others are gradually abandoned, and new features will be generated at the same time.”</text:p>
        </text:list-item>
        <text:list-item>
          <text:p text:style-name="P50">“The simplest and most widely used crossover operation is the single-point crossover”</text:p>
        </text:list-item>
      </text:list>
      <text:p text:style-name="P48"/>
      <text:p text:style-name="P6"><text:span text:style-name="T19">Wang, J., Duan, L. and Yang, Y., 2018. An improvement crossover operation method in genetic algorithm and spatial optimization of heliostat field. </text:span><text:span text:style-name="T2">Energy</text:span><text:span text:style-name="T19">, </text:span><text:span text:style-name="T2">155</text:span><text:span text:style-name="T19">, pp.15-28.</text:span></text:p>
      <text:p text:style-name="P75"/>
      <text:p text:style-name="P67">Genetic Algorithm: Reviews, Implementations and Applications</text:p>
      <text:p text:style-name="P48"/>
      <text:list xml:id="list2008352537" text:style-name="L17">
        <text:list-item>
          <text:p text:style-name="P51">“meta-heuristic approach that is used to solve hybrid computation challenges”</text:p>
        </text:list-item>
        <text:list-item>
          <text:p text:style-name="P51">“GA is an intelligent use of random search supported with historical data to contribute the search in an area of the improved outcome within a coverage framework”</text:p>
        </text:list-item>
        <text:list-item>
          <text:p text:style-name="P51">“Every candidate's solution has a set of characteristics (the genes or phenotype) that can be evolved and changed; typically, solutions are depicted in the binary digits as strings of 0s and 1s, although another codec is also allowed”</text:p>
        </text:list-item>
        <text:list-item>
          <text:p text:style-name="P55">Strengths of a GA:</text:p>
          <text:list>
            <text:list-item>
              <text:p text:style-name="P51">1. The GA is robust and strong.</text:p>
            </text:list-item>
            <text:list-item>
              <text:p text:style-name="P51">2. It provides an optimistic solution over large populations.</text:p>
            </text:list-item>
            <text:list-item>
              <text:p text:style-name="P51">3. GAs do not break on slight changes in input or noise present during the process.</text:p>
            </text:list-item>
          </text:list>
        </text:list-item>
      </text:list>
      <text:p text:style-name="P48"/>
      <text:p text:style-name="P6"><text:span text:style-name="T19">Alam, T., Qamar, S., Dixit, A. and Benaida, M., 2020. Genetic Algorithm: Reviews, Implementations, and Applications. </text:span><text:span text:style-name="T2">International Journal of Engineering Pedagogy</text:span><text:span text:style-name="T19">.</text:span></text:p>
      <text:p text:style-name="P75"/>
      <text:h text:style-name="P18" text:outline-level="1">Using Genetic Algorithms to Design Experiments: A Review</text:h>
      <text:p text:style-name="P77"/>
      <text:list xml:id="list2794664885" text:style-name="L18">
        <text:list-item>
          <text:p text:style-name="P79"><text:span text:style-name="T13">“</text:span><text:span text:style-name="T19">motivated by evolutionary biology</text:span><text:span text:style-name="T13">”</text:span></text:p>
        </text:list-item>
        <text:list-item>
          <text:p text:style-name="P79"><text:span text:style-name="T13">“A population of individuals is characterized by their </text:span><text:span text:style-name="T14">chromosomes</text:span><text:span text:style-name="T13">. A chromosome consists of </text:span><text:span text:style-name="T14">genes</text:span><text:span text:style-name="T13">, which across individuals is expressed in different degrees”</text:span></text:p>
        </text:list-item>
        <text:list-item>
          <text:p text:style-name="P79"><text:span text:style-name="T13">“goodness of an individual is measured for the optimization criterion by its </text:span><text:span text:style-name="T14">fitness”</text:span></text:p>
        </text:list-item>
        <text:list-item>
          <text:p text:style-name="P80">“Crossover and mutation change the population of individuals over time”</text:p>
        </text:list-item>
      </text:list>
      <text:p text:style-name="P78"/>
      <text:p text:style-name="P7"><text:span text:style-name="T19">Lin, C.D., Anderson‐Cook, C.M., Hamada, M.S., Moore, L.M. and Sitter, R.R., 2015. Using genetic algorithms to design experiments: a review. </text:span><text:span text:style-name="T2">Quality and Reliability Engineering International</text:span><text:span text:style-name="T19">, </text:span><text:span text:style-name="T2">31</text:span><text:span text:style-name="T19">(2), pp.155-167.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3:41:01.506841074</meta:creation-date>
    <meta:generator>LibreOffice/7.1.6.2$Linux_X86_64 LibreOffice_project/10$Build-2</meta:generator>
    <dc:date>2021-12-19T10:10:20.302595821</dc:date>
    <meta:editing-duration>PT5H32M29S</meta:editing-duration>
    <meta:editing-cycles>47</meta:editing-cycles>
    <meta:document-statistic meta:table-count="0" meta:image-count="0" meta:object-count="0" meta:page-count="5" meta:paragraph-count="137" meta:word-count="1934" meta:character-count="12910" meta:non-whitespace-character-count="11202"/>
  </office:meta>
</office:document-meta>
</file>